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baf" officeooo:paragraph-rsid="00170baf"/>
    </style:style>
    <style:style style:name="P2" style:family="paragraph" style:parent-style-name="Standard">
      <style:text-properties officeooo:rsid="0018f568" officeooo:paragraph-rsid="0018f568"/>
    </style:style>
    <style:style style:name="T1" style:family="text">
      <style:text-properties officeooo:rsid="0018f568"/>
    </style:style>
    <style:style style:name="T2" style:family="text">
      <style:text-properties officeooo:rsid="001ae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menu smartphone</text:p>
      <text:p text:style-name="P1">menu ecrit <text:span text:style-name="T2">robot tête ouverte</text:span></text:p>
      <text:p text:style-name="P1"/>
      <text:p text:style-name="P1">gestion des couleurs </text:p>
      <text:p text:style-name="P1">w3c mal voyant </text:p>
      <text:p text:style-name="P1">non voyant </text:p>
      <text:p text:style-name="P1"/>
      <text:p text:style-name="P1">gif envers quand on passe de la tete au body</text:p>
      <text:p text:style-name="P1">-→e<text:span text:style-name="T1">n attente des gifs séparés en 3</text:span></text:p>
      <text:p text:style-name="P2"/>
      <text:p text:style-name="P2">menu déroulant ? Dans le coin 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3:45:29.881985517</meta:creation-date>
    <dc:date>2017-03-31T19:17:03.724330602</dc:date>
    <meta:editing-duration>PT2H28M8S</meta:editing-duration>
    <meta:editing-cycles>1</meta:editing-cycles>
    <meta:document-statistic meta:table-count="0" meta:image-count="0" meta:object-count="0" meta:page-count="1" meta:paragraph-count="8" meta:word-count="39" meta:character-count="207" meta:non-whitespace-character-count="172"/>
    <meta:generator>LibreOffice/5.1.6.2$Linux_X86_64 LibreOffice_project/10m0$Build-2</meta:generator>
  </office:meta>
</office:document-meta>
</file>